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ffff00" style:text-align-source="fix" style:repeat-content="false" fo:border="0.06pt solid #000000" fo:padding-bottom="0.035cm" fo:padding-left="0.035cm" fo:padding-right="0cm" fo:padding-top="0.035cm" style:vertical-align="top"/>
      <style:paragraph-properties fo:text-align="en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top"/>
      <style:paragraph-properties fo:text-align="end"/>
    </style:style>
    <style:style style:name="ce14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/>
    </style:style>
    <style:style style:name="gr2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89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83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mediciones" table:style-name="ta1">
        <table:shapes>
          <draw:rect draw:z-index="0" draw:name="Comment 3" draw:style-name="gr1" svg:width="0.001cm" svg:height="0.001cm" svg:x="0cm" svg:y="0cm">
            <text:p/>
          </draw:rect>
          <draw:rect draw:z-index="1" draw:name="Comment 1" draw:style-name="gr1" svg:width="0.001cm" svg:height="0.001cm" svg:x="0cm" svg:y="0cm">
            <text:p/>
          </draw:rect>
          <draw:rect draw:z-index="2" draw:name="Comment 2" draw:style-name="gr1" svg:width="0.001cm" svg:height="0.001cm" svg:x="0cm" svg:y="0cm">
            <text:p/>
          </draw:rect>
          <draw:rect draw:z-index="3" draw:name="Comment 8" draw:style-name="gr1" svg:width="0.001cm" svg:height="0.001cm" svg:x="0cm" svg:y="0cm">
            <text:p/>
          </draw:rect>
          <draw:rect draw:z-index="4" draw:name="Comment 9" draw:style-name="gr1" svg:width="0.001cm" svg:height="0.001cm" svg:x="0cm" svg:y="0cm">
            <text:p/>
          </draw:rect>
          <draw:rect draw:z-index="5" draw:name="Comment 6" draw:style-name="gr1" svg:width="0.001cm" svg:height="0.001cm" svg:x="0cm" svg:y="0cm">
            <text:p/>
          </draw:rect>
          <draw:rect draw:z-index="6" draw:name="Comment 10" draw:style-name="gr1" svg:width="0.001cm" svg:height="0.001cm" svg:x="0cm" svg:y="0cm">
            <text:p/>
          </draw:rect>
          <draw:rect draw:z-index="7" draw:name="Comment 11" draw:style-name="gr1" svg:width="0.001cm" svg:height="0.001cm" svg:x="0cm" svg:y="0cm">
            <text:p/>
          </draw:rect>
          <draw:rect draw:z-index="8" draw:name="Comment 12" draw:style-name="gr1" svg:width="0.001cm" svg:height="0.001cm" svg:x="0cm" svg:y="0cm">
            <text:p/>
          </draw:rect>
          <draw:rect draw:z-index="9" draw:name="Comment 13" draw:style-name="gr1" svg:width="0.001cm" svg:height="0.001cm" svg:x="0cm" svg:y="0cm">
            <text:p/>
          </draw:rect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1010" table:default-cell-style-name="ce14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2" draw:text-style-name="P2" svg:width="2.752cm" svg:height="1.826cm" svg:x="8.867cm" svg:y="0.026cm" draw:caption-point-x="-1.228cm" draw:caption-point-y="-0.016cm">
              <dc:date>2021-06-19T00:00:00</dc:date>
              <text:p text:style-name="P1"><text:span text:style-name="T1">Number of available CPUs in the test machine</text:span></text:p>
            </office:annotation>
            <text:p>8</text:p>
          </table:table-cell>
          <table:table-cell table:style-name="ce25" office:value-type="string" calcext:value-type="string" table:number-columns-spanned="2" table:number-rows-spanned="1">
            <text:p>Execution mode</text:p>
          </table:table-cell>
          <table:covered-table-cell table:style-name="ce3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2" draw:text-style-name="P2" svg:width="2.752cm" svg:height="1.826cm" svg:x="8.02cm" svg:y="0.097cm" draw:caption-point-x="-0.381cm" draw:caption-point-y="0.442cm">
              <dc:creator>Allan Berrocal</dc:creator>
              <dc:date>2021-06-19T00:00:00</dc:date>
              <text:p text:style-name="P1"><text:span text:style-name="T2">Serial</text:span></text:p>
            </office:annotation>
            <text:p>Serial</text:p>
          </table:table-cell>
          <table:table-cell table:style-name="ce6" office:value-type="string" calcext:value-type="string">
            <office:annotation draw:style-name="gr3" draw:text-style-name="P2" svg:width="2.899cm" svg:height="1.799cm" svg:x="11.065cm" svg:y="0cm" draw:caption-point-x="-0.61cm" draw:caption-point-y="0.539cm">
              <dc:date>2021-06-19T00:00:00</dc:date>
              <text:p text:style-name="P1"><text:span text:style-name="T3">Serial version</text:span></text:p>
            </office:annotation>
            <text:p>Concurrent</text:p>
          </table:table-cell>
          <table:table-cell table:style-name="ce6" office:value-type="string" calcext:value-type="string">
            <office:annotation draw:style-name="gr3" draw:text-style-name="P2" svg:width="2.899cm" svg:height="1.799cm" svg:x="13.539cm" svg:y="0cm" draw:caption-point-x="-0.61cm" draw:caption-point-y="0.539cm">
              <dc:date>2021-06-19T00:00:00</dc:date>
              <text:p text:style-name="P1"><text:span text:style-name="T3">Concurrent version (Pthread)</text:span></text:p>
            </office:annotation>
            <text:p>Distribute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office:annotation draw:style-name="gr4" draw:text-style-name="P2" svg:width="2.899cm" svg:height="2.093cm" svg:x="3.986cm" svg:y="0.087cm" draw:caption-point-x="-0.61cm" draw:caption-point-y="1.51cm">
              <dc:date>2021-06-19T00:00:00</dc:date>
              <text:p text:style-name="P1"><text:span text:style-name="T3">Type the test case used to measure the performance</text:span></text:p>
            </office:annotation>
            <text:p>job2.txt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2" draw:text-style-name="P2" svg:width="2.752cm" svg:height="1.826cm" svg:x="8.867cm" svg:y="1.015cm" draw:caption-point-x="-1.228cm" draw:caption-point-y="0.582cm">
              <dc:date>2021-06-19T00:00:00</dc:date>
              <text:p text:style-name="P1"><text:span text:style-name="T1">Duration in seconds running with no thread support (main thread calculates everything)</text:span></text:p>
            </office:annotation>
          </table:table-cell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2" draw:text-style-name="P2" svg:width="2.752cm" svg:height="1.826cm" svg:x="8.867cm" svg:y="1.402cm" draw:caption-point-x="-1.228cm" draw:caption-point-y="0.724cm">
              <dc:date>2021-06-19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style-name="ce10" table:number-columns-repeated="2"/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5" draw:text-style-name="P2" svg:width="2.899cm" svg:height="3.039cm" svg:x="3.986cm" svg:y="1.145cm" draw:caption-point-x="-0.61cm" draw:caption-point-y="1.51cm">
              <dc:date>2021-06-19T00:00:00</dc:date>
              <text:p text:style-name="P1"><text:span text:style-name="T3">Type here the input size of the test case used to measure performance.</text:span></text:p>
            </office:annotation>
            <text:p>XX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2" draw:text-style-name="P2" svg:width="2.752cm" svg:height="1.826cm" svg:x="8.867cm" svg:y="1.931cm" draw:caption-point-x="-1.228cm" draw:caption-point-y="0.724cm">
              <dc:date>2021-06-19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style-name="ce10" table:number-columns-repeated="2"/>
          <table:table-cell table:number-columns-repeated="1010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reate a graph to compare the three versions using two vertical axes here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0:58:44.4018423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creation-date>2019-06-11T10:24:21Z</meta:creation-date>
    <dc:date>2022-01-06T11:02:55.494882046</dc:date>
    <meta:editing-cycles>19</meta:editing-cycles>
    <meta:editing-duration>PT1H17M50S</meta:editing-duration>
    <meta:document-statistic meta:table-count="1" meta:cell-count="19" meta:object-count="10"/>
  </office:meta>
</office:document-meta>
</file>